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58480"/>
    </style:style>
    <style:style style:name="T1" style:family="text">
      <style:text-properties officeooo:rsid="000584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Лист назначений пациент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02-20T19:39:21</meta:creation-date>
    <dc:date>2014-02-20T19:40:14</dc:date>
    <dc:creator>alex </dc:creator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25" meta:non-whitespace-character-count="23"/>
    <meta:generator>LibreOffice/3.6$Linux_X86_64 LibreOffice_project/360m1$Build-2</meta:generator>
  </office:meta>
</office:document-meta>
</file>